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71000002F46885D780D22291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14.587cm" draw:z-index="0"><draw:image xlink:href="Pictures/1000000000000371000002F46885D780D22291F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20:33:34.711767076</meta:creation-date>
    <dc:date>2018-10-27T20:34:05.109772967</dc:date>
    <meta:editing-duration>PT3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